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4000000040F4B4C5FD.png" manifest:media-type="image/png"/>
  <manifest:file-entry manifest:full-path="Pictures/10000201000006970000069749F3403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_5f_-outline1">
      <style:graphic-properties fo:min-height="5.558cm"/>
    </style:style>
    <style:style style:name="pr2" style:family="presentation" style:parent-style-name="Default_5f_-notes">
      <style:graphic-properties draw:fill-color="#ffffff" draw:auto-grow-height="true" fo:min-height="13.364cm"/>
    </style:style>
    <style:style style:name="P1" style:family="paragraph">
      <style:text-properties fo:color="#ff3300" style:font-name="Cantarell" fo:font-size="48pt" style:font-size-asian="48pt" style:font-size-complex="48pt"/>
    </style:style>
    <style:style style:name="P2" style:family="paragraph">
      <style:text-properties fo:font-size="47pt"/>
    </style:style>
    <style:style style:name="P3" style:family="paragraph">
      <style:text-properties fo:color="#000033" style:font-name="Cantarell" fo:font-size="47pt" style:font-size-asian="47pt" style:font-size-complex="47pt"/>
    </style:style>
    <style:style style:name="P4" style:family="paragraph">
      <style:paragraph-properties fo:text-align="center"/>
    </style:style>
    <style:style style:name="P5" style:family="paragraph">
      <style:text-properties fo:font-size="44pt"/>
    </style:style>
    <style:style style:name="P6" style:family="paragraph">
      <style:text-properties fo:color="#000033" style:font-name="Cantarell" fo:font-size="44pt" style:font-size-asian="44pt" style:font-size-complex="44pt"/>
    </style:style>
    <style:style style:name="P7" style:family="paragraph">
      <style:text-properties fo:font-size="20pt"/>
    </style:style>
    <style:style style:name="T1" style:family="text">
      <style:text-properties fo:color="#cc0000" style:font-name="Cantarell" fo:font-size="48pt" style:font-size-asian="48pt" style:font-size-complex="48pt"/>
    </style:style>
    <style:style style:name="T2" style:family="text">
      <style:text-properties fo:color="#000033" style:font-name="Cantarell" fo:font-size="47pt" style:font-size-asian="47pt" style:font-size-complex="47pt"/>
    </style:style>
    <style:style style:name="T3" style:family="text">
      <style:text-properties fo:color="#000033" style:font-name="Cantarell"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14">
        <office:forms form:automatic-focus="false" form:apply-design-mode="false"/>
        <draw:frame presentation:style-name="pr1" draw:text-style-name="P1" draw:layer="layout" svg:width="25.199cm" svg:height="2.6cm" svg:x="0.6cm" svg:y="6.2cm" presentation:class="outline" presentation:user-transformed="true">
          <draw:text-box draw:corner-radius="7.2cm">
            <text:list text:style-name="L1">
              <text:list-header>
                <text:p><text:span text:style-name="T1">Sameer Deshmukh</text:span></text:p>
              </text:list-header>
            </text:list>
          </draw:text-box>
        </draw:frame>
        <draw:frame draw:style-name="gr1" draw:text-style-name="P3" draw:layer="layout" svg:width="16.2cm" svg:height="2.608cm" svg:x="3.6cm" svg:y="8.892cm">
          <draw:text-box>
            <text:p text:style-name="P2"><text:span text:style-name="T2">github.com/v0dro</text:span></text:p>
          </draw:text-box>
        </draw:frame>
        <draw:frame draw:style-name="gr2" draw:text-style-name="P4" draw:layer="layout" svg:width="2.7cm" svg:height="2.4cm" svg:x="1.2cm" svg:y="11.3cm">
          <draw:image xlink:href="Pictures/10000201000006970000069749F34034.png" xlink:type="simple" xlink:show="embed" xlink:actuate="onLoad">
            <text:p/>
          </draw:image>
        </draw:frame>
        <draw:frame draw:style-name="gr1" draw:text-style-name="P6" draw:layer="layout" svg:width="20cm" svg:height="2.608cm" svg:x="3.5cm" svg:y="10.9cm">
          <draw:text-box>
            <text:p text:style-name="P5"><text:span text:style-name="T3">@v0dro</text:span></text:p>
          </draw:text-box>
        </draw:frame>
        <draw:frame draw:style-name="gr2" draw:text-style-name="P4" draw:layer="layout" svg:width="1.692cm" svg:height="1.692cm" svg:x="1.853cm" svg:y="9.541cm">
          <draw:image xlink:href="Pictures/100002010000004000000040F4B4C5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eer Deshmukh</meta:initial-creator>
    <meta:creation-date>2016-06-28T15:09:38.434011302</meta:creation-date>
    <dc:date>2016-06-28T15:10:38.543644498</dc:date>
    <dc:creator>Sameer Deshmukh</dc:creator>
    <meta:editing-duration>PT1M</meta:editing-duration>
    <meta:editing-cycles>1</meta:editing-cycles>
    <meta:document-statistic meta:object-count="28"/>
    <meta:generator>LibreOffice/4.3.3.2$Linux_x86 LibreOffice_project/430m0$Build-2</meta:generator>
  </office:meta>
</office:document-meta>
</file>